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ela1" style:family="table" style:master-page-name="Standard">
      <style:table-properties style:width="15.501cm" style:page-number="0" table:align="left" style:writing-mode="lr-tb"/>
    </style:style>
    <style:style style:name="Tabela1.A" style:family="table-column">
      <style:table-column-properties style:column-width="7.749cm"/>
    </style:style>
    <style:style style:name="Tabela1.B" style:family="table-column">
      <style:table-column-properties style:column-width="7.752cm"/>
    </style:style>
    <style:style style:name="Tabela1.1" style:family="table-row">
      <style:table-row-properties style:row-height="1.582cm" style:keep-together="false" fo:keep-together="always"/>
    </style:style>
    <style:style style:name="Tabela1.A1" style:family="table-cell">
      <style:table-cell-properties style:vertical-align="middle" fo:padding="0.097cm" fo:border="none" style:writing-mode="lr-tb"/>
    </style:style>
    <style:style style:name="Tabela1.2" style:family="table-row">
      <style:table-row-properties style:min-row-height="1.489cm" style:keep-together="false" fo:keep-together="always"/>
    </style:style>
    <style:style style:name="Tabela1.A2" style:family="table-cell">
      <style:table-cell-properties style:vertical-align="bottom" fo:padding="0.097cm" fo:border="none" style:writing-mode="lr-tb"/>
    </style:style>
    <style:style style:name="Tabela1.3" style:family="table-row">
      <style:table-row-properties style:row-height="4.001cm" style:keep-together="false" fo:keep-together="always"/>
    </style:style>
    <style:style style:name="Tabela1.A3" style:family="table-cell">
      <style:table-cell-properties style:vertical-align="top" fo:padding="0.097cm" fo:border="none" style:writing-mode="lr-tb"/>
    </style:style>
    <style:style style:name="Tabela1.4" style:family="table-row">
      <style:table-row-properties style:row-height="5.565cm" style:keep-together="false" fo:keep-together="always"/>
    </style:style>
    <style:style style:name="Tabela1.5" style:family="table-row">
      <style:table-row-properties style:row-height="6.669cm" style:keep-together="false" fo:keep-together="always"/>
    </style:style>
    <style:style style:name="Tabela1.6" style:family="table-row">
      <style:table-row-properties style:row-height="4.5cm" style:keep-together="false" fo:keep-together="always"/>
    </style:style>
    <style:style style:name="Tabela2" style:family="table">
      <style:table-properties style:width="15.478cm" fo:margin-left="0.019cm" fo:margin-right="0.004cm" table:align="margins" style:writing-mode="lr-tb"/>
    </style:style>
    <style:style style:name="Tabela2.A" style:family="table-column">
      <style:table-column-properties style:column-width="5.265cm" style:rel-column-width="2985*"/>
    </style:style>
    <style:style style:name="Tabela2.B" style:family="table-column">
      <style:table-column-properties style:column-width="1.058cm" style:rel-column-width="600*"/>
    </style:style>
    <style:style style:name="Tabela2.C" style:family="table-column">
      <style:table-column-properties style:column-width="1.217cm" style:rel-column-width="690*"/>
    </style:style>
    <style:style style:name="Tabela2.D" style:family="table-column">
      <style:table-column-properties style:column-width="1.111cm" style:rel-column-width="630*"/>
    </style:style>
    <style:style style:name="Tabela2.E" style:family="table-column">
      <style:table-column-properties style:column-width="1.376cm" style:rel-column-width="780*"/>
    </style:style>
    <style:style style:name="Tabela2.F" style:family="table-column">
      <style:table-column-properties style:column-width="1.852cm" style:rel-column-width="1050*"/>
    </style:style>
    <style:style style:name="Tabela2.G" style:family="table-column">
      <style:table-column-properties style:column-width="1.667cm" style:rel-column-width="945*"/>
    </style:style>
    <style:style style:name="Tabela2.H" style:family="table-column">
      <style:table-column-properties style:column-width="1.931cm" style:rel-column-width="1095*"/>
    </style:style>
    <style:style style:name="Tabela2.1" style:family="table-row">
      <style:table-row-properties style:min-row-height="0.873cm"/>
    </style:style>
    <style:style style:name="Tabela2.A1" style:family="table-cell" style:data-style-name="N10100">
      <style:table-cell-properties fo:background-color="#e6e6ff" fo:padding="0cm" fo:border="none" style:writing-mode="tb-rl">
        <style:background-image/>
      </style:table-cell-properties>
    </style:style>
    <style:style style:name="Tabela2.B1" style:family="table-cell" style:data-style-name="N10100">
      <style:table-cell-properties fo:background-color="#e6e6ff" fo:padding="0cm" fo:border="none">
        <style:background-image/>
      </style:table-cell-properties>
    </style:style>
    <style:style style:name="Tabela2.H1" style:family="table-cell" style:data-style-name="N10100">
      <style:table-cell-properties fo:background-color="#e6e6ff" fo:padding="0cm" fo:border-left="none" fo:border-right="0.002cm solid #800000" fo:border-top="none" fo:border-bottom="none">
        <style:background-image/>
      </style:table-cell-properties>
    </style:style>
    <style:style style:name="Tabela2.B2" style:family="table-cell">
      <style:table-cell-properties fo:background-color="#ffffff" fo:padding="0cm" fo:border="none">
        <style:background-image/>
      </style:table-cell-properties>
    </style:style>
    <style:style style:name="Tabela2.H2" style:family="table-cell">
      <style:table-cell-properties fo:background-color="#ffffff" fo:padding="0cm" fo:border-left="none" fo:border-right="0.002cm solid #800000" fo:border-top="none" fo:border-bottom="none">
        <style:background-image/>
      </style:table-cell-properties>
    </style:style>
    <style:style style:name="Tabela2.D3" style:family="table-cell" style:data-style-name="N10000">
      <style:table-cell-properties fo:background-color="#ffffff" fo:padding="0cm" fo:border="none">
        <style:background-image/>
      </style:table-cell-properties>
    </style:style>
    <style:style style:name="Tabela2.H3" style:family="table-cell" style:data-style-name="N10000">
      <style:table-cell-properties fo:background-color="#ffffff" fo:padding="0cm" fo:border-left="none" fo:border-right="0.002cm solid #800000" fo:border-top="none" fo:border-bottom="none">
        <style:background-image/>
      </style:table-cell-properties>
    </style:style>
    <style:style style:name="Tabela2.A7" style:family="table-cell" style:data-style-name="N10100">
      <style:table-cell-properties fo:background-color="#e6e6ff" fo:padding="0cm" fo:border-left="none" fo:border-right="none" fo:border-top="none" fo:border-bottom="0.002cm solid #800000">
        <style:background-image/>
      </style:table-cell-properties>
    </style:style>
    <style:style style:name="Tabela2.B7" style:family="table-cell" style:data-style-name="N10000">
      <style:table-cell-properties fo:background-color="#ffffff" fo:padding="0cm" fo:border-left="none" fo:border-right="none" fo:border-top="none" fo:border-bottom="0.002cm solid #800000">
        <style:background-image/>
      </style:table-cell-properties>
    </style:style>
    <style:style style:name="Tabela2.E7" style:family="table-cell">
      <style:table-cell-properties fo:background-color="#ffffff" fo:padding="0cm" fo:border-left="none" fo:border-right="none" fo:border-top="none" fo:border-bottom="0.002cm solid #800000">
        <style:background-image/>
      </style:table-cell-properties>
    </style:style>
    <style:style style:name="Tabela2.H7" style:family="table-cell">
      <style:table-cell-properties fo:background-color="#ffffff" fo:padding="0cm" fo:border-left="none" fo:border-right="0.002cm solid #800000" fo:border-top="none" fo:border-bottom="0.002cm solid #800000">
        <style:background-image/>
      </style:table-cell-properties>
    </style:style>
    <style:style style:name="P1" style:family="paragraph" style:parent-style-name="Standard">
      <style:paragraph-properties fo:line-height="150%" fo:text-align="center" style:justify-single-word="false"/>
      <style:text-properties fo:font-size="14pt" style:font-size-asian="14pt"/>
    </style:style>
    <style:style style:name="P2" style:family="paragraph" style:parent-style-name="Standard">
      <style:paragraph-properties fo:line-height="150%" fo:text-align="center" style:justify-single-word="false" style:snap-to-layout-grid="false"/>
      <style:text-properties fo:font-size="14pt" style:font-size-asian="14pt"/>
    </style:style>
    <style:style style:name="P3" style:family="paragraph" style:parent-style-name="Standard">
      <style:paragraph-properties fo:line-height="150%" fo:text-align="center" style:justify-single-word="false" style:snap-to-layout-grid="false"/>
      <style:text-properties fo:font-size="16pt" fo:font-weight="bold" style:font-size-asian="16pt" style:font-weight-asian="bold"/>
    </style:style>
    <style:style style:name="P4" style:family="paragraph" style:parent-style-name="Standard">
      <style:paragraph-properties style:line-height-at-least="0.176cm" fo:text-align="justify" style:justify-single-word="false" style:snap-to-layout-grid="false"/>
    </style:style>
    <style:style style:name="P5" style:family="paragraph" style:parent-style-name="Table_20_Contents">
      <style:paragraph-properties fo:text-align="center" style:justify-single-word="false" style:snap-to-layout-grid="false"/>
      <style:text-properties fo:font-size="14pt" style:font-size-asian="14pt"/>
    </style:style>
    <style:style style:name="P6" style:family="paragraph" style:parent-style-name="Contents_20_1">
      <style:paragraph-properties>
        <style:tab-stops>
          <style:tab-stop style:position="15.501cm" style:type="right" style:leader-style="dotted" style:leader-text="."/>
        </style:tab-stops>
      </style:paragraph-properties>
    </style:style>
    <style:style style:name="P7" style:family="paragraph" style:parent-style-name="Parágrafo_20_1">
      <style:paragraph-properties fo:break-before="page"/>
    </style:style>
    <style:style style:name="P8" style:family="paragraph" style:parent-style-name="Parágrafo_20_1">
      <style:text-properties fo:font-style="italic" style:font-style-asian="italic" style:font-style-complex="italic"/>
    </style:style>
    <style:style style:name="P9" style:family="paragraph" style:parent-style-name="Text_20_body">
      <style:paragraph-properties fo:margin-left="0cm" fo:margin-right="0cm" fo:margin-top="0cm" fo:margin-bottom="0.499cm" fo:text-indent="0cm" style:auto-text-indent="false"/>
      <style:text-properties style:font-name="Times" fo:font-size="12pt"/>
    </style:style>
    <style:style style:name="P10" style:family="paragraph" style:parent-style-name="Text_20_body" style:list-style-name="L4">
      <style:paragraph-properties fo:margin-top="0cm" fo:margin-bottom="0.499cm"/>
    </style:style>
    <style:style style:name="P11" style:family="paragraph" style:parent-style-name="Text_20_body">
      <style:paragraph-properties fo:margin-left="0.847cm" fo:margin-right="0cm" fo:margin-top="0cm" fo:margin-bottom="0.499cm" fo:text-indent="-0.847cm" style:auto-text-indent="false"/>
      <style:text-properties style:font-name="Times" fo:font-size="12pt"/>
    </style:style>
    <style:style style:name="P12" style:family="paragraph" style:parent-style-name="Heading_20_1" style:list-style-name="">
      <style:paragraph-properties fo:line-height="150%" fo:text-align="justify" style:justify-single-word="false" fo:orphans="0" fo:widows="0" fo:hyphenation-ladder-count="no-limit" style:text-autospace="ideograph-alpha" style:punctuation-wrap="hanging" style:line-break="strict">
        <style:tab-stops>
          <style:tab-stop style:position="0.499cm"/>
        </style:tab-stops>
      </style:paragraph-properties>
      <style:text-properties fo:hyphenate="false" fo:hyphenation-remain-char-count="2" fo:hyphenation-push-char-count="2"/>
    </style:style>
    <style:style style:name="P13" style:family="paragraph" style:parent-style-name="Heading_20_1">
      <style:paragraph-properties>
        <style:tab-stops>
          <style:tab-stop style:position="0.499cm"/>
        </style:tab-stops>
      </style:paragraph-properties>
    </style:style>
    <style:style style:name="P14" style:family="paragraph" style:parent-style-name="Heading_20_1" style:master-page-name="Converter_20_1">
      <style:paragraph-properties style:page-number="3">
        <style:tab-stops>
          <style:tab-stop style:position="0.499cm"/>
        </style:tab-stops>
      </style:paragraph-properties>
    </style:style>
    <style:style style:name="P15" style:family="paragraph" style:parent-style-name="Heading_20_1">
      <style:paragraph-properties fo:break-before="page">
        <style:tab-stops>
          <style:tab-stop style:position="0.499cm"/>
        </style:tab-stops>
      </style:paragraph-properties>
    </style:style>
    <style:style style:name="P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font-name="Thorndale" fo:font-size="14pt" fo:font-style="normal" fo:text-shadow="none" style:text-underline-style="none" fo:font-weight="bold" style:font-size-asian="12.25pt" style:font-style-asian="normal" style:font-weight-asian="bold" style:font-size-complex="14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line-height="100%"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justify" style:justify-single-word="false"/>
      <style:text-properties fo:color="#000000" style:text-outline="false" style:text-line-through-style="none" style:font-name="Time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Parágrafo_20_1" style:list-style-name="L1"/>
    <style:style style:name="P24" style:family="paragraph" style:parent-style-name="Parágrafo_20_1" style:list-style-name="L3">
      <style:paragraph-properties>
        <style:tab-stops>
          <style:tab-stop style:position="0.499cm"/>
        </style:tab-stops>
      </style:paragraph-properties>
    </style:style>
    <style:style style:name="T1" style:family="text">
      <style:text-properties style:text-position="0% 100%"/>
    </style:style>
    <style:style style:name="T2" style:family="text">
      <style:text-properties style:text-position="0% 1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color="#000000"/>
    </style:style>
    <style:style style:name="T8" style:family="text">
      <style:text-properties style:text-underline-style="none"/>
    </style:style>
    <style:style style:name="T9" style:family="text">
      <style:text-properties style:text-outline="false"/>
    </style:style>
    <style:style style:name="T10" style:family="text">
      <style:text-properties style:text-line-through-style="none"/>
    </style:style>
    <style:style style:name="T11" style:family="text">
      <style:text-properties style:font-name="Thorndale"/>
    </style:style>
    <style:style style:name="T12" style:family="text">
      <style:text-properties fo:font-size="12pt"/>
    </style:style>
    <style:style style:name="T13" style:family="text">
      <style:text-properties fo:text-shadow="none"/>
    </style:style>
    <style:style style:name="T14" style:family="text">
      <style:text-properties fo:font-weight="bold"/>
    </style:style>
    <style:style style:name="T15" style:family="text">
      <style:text-properties style:font-size-asian="12pt"/>
    </style:style>
    <style:style style:name="T16" style:family="text">
      <style:text-properties style:font-style-asian="normal"/>
    </style:style>
    <style:style style:name="T17" style:family="text">
      <style:text-properties style:font-weight-asian="bold"/>
    </style:style>
    <style:style style:name="T18" style:family="text">
      <style:text-properties style:font-size-complex="12pt"/>
    </style:style>
    <style:style style:name="T19" style:family="text">
      <style:text-properties style:font-style-complex="normal"/>
    </style:style>
    <style:style style:name="T20" style:family="text">
      <style:text-properties style:font-weight-complex="bold"/>
    </style:style>
    <style:style style:name="T21" style:family="text">
      <style:text-properties style:text-overline-style="none" style:text-overline-color="font-color"/>
    </style:style>
    <style:style style:name="T22" style:family="text">
      <style:text-properties style:font-name="Times" fo:font-size="12pt"/>
    </style:style>
    <style:style style:name="T23" style:family="text">
      <style:text-properties style:font-name="Times" fo:font-size="12pt" fo:font-style="italic"/>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t" number:country="BR">
      <number:number number:min-integer-digits="1"/>
    </number:number-style>
    <number:text-style style:name="N10100" number:language="pt" number:country="BR">
      <number:text-content/>
    </number:text-style>
  </office:automatic-styles>
  <office:body>
    <office:text text:use-soft-page-breaks="true">
      <office:forms form:automatic-focus="false" form:apply-design-mode="false"/>
      <text:variable-decls>
        <text:variable-decl office:value-type="string" text:name="AnoAprovação"/>
        <text:variable-decl office:value-type="string" text:name="NomeOrientad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row table:style-name="Tabela1.1">
          <table:table-cell table:style-name="Tabela1.A1" table:number-columns-spanned="2" office:value-type="string">
            <text:p text:style-name="P2">Bacharelado em Ciência da Computação</text:p>
          </table:table-cell>
          <table:covered-table-cell/>
        </table:table-row>
        <table:table-row table:style-name="Tabela1.2">
          <table:table-cell table:style-name="Tabela1.A2" table:number-columns-spanned="2" office:value-type="string">
            <text:p text:style-name="P2">Faculdades Integradas de Caratinga</text:p>
            <text:p text:style-name="P1"><text:bookmark-start text:name="WWSetBkmk1"/>2<text:bookmark-end text:name="WWSetBkmk1"/>012</text:p>
          </table:table-cell>
          <table:covered-table-cell/>
        </table:table-row>
        <table:table-row table:style-name="Tabela1.3">
          <table:table-cell table:style-name="Tabela1.A3" table:number-columns-spanned="2" office:value-type="string">
            <text:p text:style-name="P5">Gabriel Antonio Diniz</text:p>
          </table:table-cell>
          <table:covered-table-cell/>
        </table:table-row>
        <table:table-row table:style-name="Tabela1.4">
          <table:table-cell table:style-name="Tabela1.A1" table:number-columns-spanned="2" office:value-type="string">
            <text:p text:style-name="P3">Processamento de dados em larga escala usando banco de dados não relacionais para as Olimpíadas 2012</text:p>
          </table:table-cell>
          <table:covered-table-cell/>
        </table:table-row>
        <table:table-row table:style-name="Tabela1.5">
          <table:table-cell table:style-name="Tabela1.A1" office:value-type="string">
            <text:p text:style-name="P4"/>
          </table:table-cell>
          <table:table-cell table:style-name="Tabela1.A1" office:value-type="string">
            <text:p text:style-name="P4">Projeto apresentado à Faculdade de Ciência da Computação das Faculdades Integradas de Caratinga como exigência parcial da disciplina de Trabalho de Conclusão de Curso I, sob orientação do professor <text:bookmark-start text:name="WWSetBkmk2"/>G<text:bookmark-end text:name="WWSetBkmk2"/>lauber Luis da Silva Costa</text:p>
          </table:table-cell>
        </table:table-row>
        <table:table-row table:style-name="Tabela1.6">
          <table:table-cell table:style-name="Tabela1.A2" table:number-columns-spanned="2" office:value-type="string">
            <text:p text:style-name="P2">FIC/CARATINGA</text:p>
            <text:p text:style-name="P1">2012</text:p>
          </table:table-cell>
          <table:covered-table-cell/>
        </table:table-row>
      </table:table>
      <text:section text:style-name="Sect1" text:name="Seção1">
        <text:p text:style-name="Contents_20_Heading"><text:soft-page-break/>SUMÁRIO</text:p>
      </text:section>
      <text:table-of-content text:style-name="Sect2" text:protected="true" text:name="Sumário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6">1. <text:s/>RESUMO<text:tab/>3</text:p>
          <text:p text:style-name="P6">2. <text:s/>INTRODUÇÃO<text:tab/>4</text:p>
          <text:p text:style-name="P6">3. <text:s/>JUSTIFICATIVA<text:tab/>5</text:p>
          <text:p text:style-name="P6">4. <text:s/>APRESENTAÇÃO E DELIMITAÇÃO DO OBJETO DE PESQUISA<text:tab/>6</text:p>
          <text:p text:style-name="P6">5. <text:s/>DEFINIÇÃO DO PROBLEMA DE PESQUISA<text:tab/>7</text:p>
          <text:p text:style-name="P6">6. <text:s/>OBJETIVO GERAL<text:tab/>8</text:p>
          <text:p text:style-name="P6">7. <text:s/>OBJETIVOS ESPECÍFICOS<text:tab/>9</text:p>
          <text:p text:style-name="P6">8. <text:s/>METODOLOGIA<text:tab/>10</text:p>
          <text:p text:style-name="P6">9. <text:s/>ÍNDICE HIPOTÉTICO<text:tab/>11</text:p>
          <text:p text:style-name="P6">10. <text:s/>CRONOGRAMA<text:tab/>12</text:p>
          <text:p text:style-name="P6">11. <text:s/>REFERÊNCIAS<text:tab/>13</text:p>
        </text:index-body>
      </text:table-of-content>
      <text:section text:style-name="Sect3" text:name="Seção3">
        <text:p text:style-name="Standard"/>
      </text:section>
      <text:h text:style-name="P14" text:outline-level="1">RESUMO</text:h>
      <text:p text:style-name="Parágrafo_20_1">Com o crescimento da Web 2.0, podemos observar uma quantidade cada vez maior de dados circulando pela internet. Comparados com os sistemas presentes na Web no inicio da década passada, as redes sociais, mecanismos de busca, portais de notícia, entre outros serviços web da atualidade, possuem um volume de trafego e armazenamento de dados enorme. As grandes bases de dados desses sistemas são conhecidas como Big Data<text:reference-mark-start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Lin &amp; Dyer 2010)<text:reference-mark-end text:name="ADDIN CSL_CITATION {&quot;mendeley&quot;: {&quot;previouslyFormattedCitation&quot;: &quot;(Lin &amp; Dyer 2010)&quot;}, &quot;citationItems&quot;: [{&quot;uris&quot;: [&quot;http://www.mendeley.com/documents/?uuid=f5c98547-137d-4c9e-8079-4f2df251c00c&quot;], &quot;id&quot;: &quot;ITEM-1&quot;, &quot;itemData&quot;: {&quot;publisher&quot;: &quot;Morgan &amp; Claypool Publishers&quot;, &quot;DOI&quot;: &quot;10.2200/S00274ED1V01Y201006HLT007&quot;, &quot;ISBN&quot;: &quot;1608453421&quot;, &quot;author&quot;: [{&quot;given&quot;: &quot;Jimmy&quot;, &quot;family&quot;: &quot;Lin&quot;}, {&quot;given&quot;: &quot;Chris&quot;, &quot;family&quot;: &quot;Dyer&quot;}], &quot;issued&quot;: {&quot;date-parts&quot;: [[&quot;2010&quot;]]}, &quot;abstract&quot;: &quot;This half-day tutorial introduces participants to data-intensive text processing with the MapReduce programming model 1, using the open-source Hadoop implementation. The focus will be on scalability and the tradeoffs associated with distributed processing of large datasets. Content will include general discussions about algorithm design, presentation of illustrative algorithms, case studies in HLT applications, as well as practical advice in writing Hadoop programs and running Hadoop clusters.&quot;, &quot;title&quot;: &quot;Data-Intensive Text Processing with MapReduce&quot;, &quot;page&quot;: &quot;1-177&quot;, &quot;volume&quot;: &quot;3&quot;, &quot;type&quot;: &quot;article-journal&quot;, &quot;editor&quot;: [{&quot;given&quot;: &quot;Graeme&quot;, &quot;family&quot;: &quot;Hirst&quot;}], &quot;container-title&quot;: &quot;Synthesis Lectures on Human Language Technologies&quot;, &quot;issue&quot;: &quot;1&quot;, &quot;id&quot;: &quot;ITEM-1&quot;}}], &quot;properties&quot;: {&quot;noteIndex&quot;: 0}, &quot;schema&quot;: &quot;https://github.com/citation-style-language/schema/raw/master/csl-citation.json&quot;} RNDvmUGLNb59c"/><text:span text:style-name="T1">.</text:span></text:p>
      <text:p text:style-name="Parágrafo_20_1">Nesse contexto, os modelos de armazenamento de dados existentes não atendem a demanda desses grandes fluxos de informação. Para resolver esse problema, foram desenvolvidos soluções específicas para lidar com Big Data<text:reference-mark-start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text:span text:style-name="T1">(Varley et al. 2009)</text:span><text:reference-mark-end text:name="ADDIN CSL_CITATION {&quot;mendeley&quot;: {&quot;previouslyFormattedCitation&quot;: &quot;(Varley et al. 2009)&quot;}, &quot;citationItems&quot;: [{&quot;uris&quot;: [&quot;http://www.mendeley.com/documents/?uuid=60574284-3ef2-4c43-9409-40735f56eab4&quot;], &quot;id&quot;: &quot;ITEM-1&quot;, &quot;itemData&quot;: {&quot;issued&quot;: {&quot;date-parts&quot;: [[&quot;2009&quot;]]}, &quot;title&quot;: &quot;No Relation: The Mixed Blessings of Non-Relational Databases&quot;, &quot;type&quot;: &quot;article-journal&quot;, &quot;id&quot;: &quot;ITEM-1&quot;, &quot;author&quot;: [{&quot;given&quot;: &quot;IT&quot;, &quot;family&quot;: &quot;Varley&quot;}, {&quot;given&quot;: &quot;A&quot;, &quot;family&quot;: &quot;Aziz&quot;}, {&quot;given&quot;: &quot;CA&quot;, &quot;family&quot;: &quot;Aziz&quot;}]}}], &quot;properties&quot;: {&quot;noteIndex&quot;: 0}, &quot;schema&quot;: &quot;https://github.com/citation-style-language/schema/raw/master/csl-citation.json&quot;} RNDgI7X34WYUi"/>⁠. O objetivo desse trabalho é analisar essas soluções. <text:s/></text:p>
      <text:p text:style-name="Parágrafo_20_1">Serão analisados dados a respeito das olimpíadas de Londres 2012 provenientes do Twitter, que é a ferramenta de micro blogs mais utilizada na atualidade<text:reference-mark-start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text:span text:style-name="T1">(Zago 2009; Java et al. 2007)</text:span><text:reference-mark-end text:name="ADDIN CSL_CITATION {&quot;mendeley&quot;: {&quot;previouslyFormattedCitation&quot;: &quot;(Zago 2009; Java et al. 2007)&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uris&quot;: [&quot;http://www.mendeley.com/documents/?uuid=9d2da8c6-2d98-46dc-a011-6f43a9d4b86d&quot;], &quot;id&quot;: &quot;ITEM-2&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2&quot;}}], &quot;properties&quot;: {&quot;noteIndex&quot;: 0}, &quot;schema&quot;: &quot;https://github.com/citation-style-language/schema/raw/master/csl-citation.json&quot;} RNDWS6V83x2sg"/>⁠, coletando esses dados a partir das publicações dos usuários do serviço.</text:p>
      <text:h text:style-name="P15" text:outline-level="1">INTRODUÇÃO</text:h>
      <text:p text:style-name="Parágrafo_20_1">Atualmente, com o crescimento da necessidade de se processar informação em quantidades cada vez maiores, algumas empresas investiram em novas tecnologias de armazenamento e processamento de dados. Google, Yahoo!, Facebook, entre outras gigantes da internet se depararam com grandes volumes de informação a serem gerenciadas, processadas e disponibilizadas a seus usuários, e os modelos de armazenamento tradicionais já não atendiam mais essa demanda<text:reference-mark-start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text:span text:style-name="T1">(Brito 2010)</text:span><text:reference-mark-end text:name="ADDIN CSL_CITATION {&quot;mendeley&quot;: {&quot;previouslyFormattedCitation&quot;: &quot;(Brito 2010)&quot;}, &quot;citationItems&quot;: [{&quot;uris&quot;: [&quot;http://www.mendeley.com/documents/?uuid=067cb2a9-ebf7-485e-af79-9e43e3f73547&quot;], &quot;id&quot;: &quot;ITEM-1&quot;, &quot;itemData&quot;: {&quot;issued&quot;: {&quot;date-parts&quot;: [[&quot;2010&quot;]]}, &quot;title&quot;: &quot;Bancos de Dados NoSQL x SGBDs Relacionais:An\u00e1lise Comparativa&quot;, &quot;type&quot;: &quot;article-journal&quot;, &quot;id&quot;: &quot;ITEM-1&quot;, &quot;author&quot;: [{&quot;given&quot;: &quot;Ricardo W&quot;, &quot;family&quot;: &quot;Brito&quot;}]}}], &quot;properties&quot;: {&quot;noteIndex&quot;: 0}, &quot;schema&quot;: &quot;https://github.com/citation-style-language/schema/raw/master/csl-citation.json&quot;} RNDAnSe4o1fuB"/>⁠. </text:p>
      <text:p text:style-name="Parágrafo_20_1">Uma das soluções encontradas foi o modelo de programação chamado MapReduce, desenvolvido pela Google. Baseado no MapReduce a Google otimizou o processamento de dados em vários de seus serviços chegando a processar mais de 20 petabytes de dados por dia<text:reference-mark-start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text:span text:style-name="T1">(Dean &amp; Ghemawat 2008)</text:span><text:reference-mark-end text:name="ADDIN CSL_CITATION {&quot;mendeley&quot;: {&quot;previouslyFormattedCitation&quot;: &quot;(Dean &amp; Ghemawat 2008a)&quot;}, &quot;citationItems&quot;: [{&quot;uris&quot;: [&quot;http://www.mendeley.com/documents/?uuid=991626bd-2889-41f6-907a-d4f1c2733c17&quot;], &quot;id&quot;: &quot;ITEM-1&quot;, &quot;itemData&quot;: {&quot;volume&quot;: &quot;51&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note&quot;: &quot;&lt;m:note&gt;&lt;/m:note&gt;&quot;, &quot;container-title&quot;: &quot;Communications of the ACM&quot;, &quot;issue&quot;: &quot;1&quot;, &quot;id&quot;: &quot;ITEM-1&quot;}}], &quot;properties&quot;: {&quot;noteIndex&quot;: 0}, &quot;schema&quot;: &quot;https://github.com/citation-style-language/schema/raw/master/csl-citation.json&quot;} RNDHbTP8XUf5y"/>⁠. A implementação do MapReduce da Google é proprietária e fechada, porém com base na publicação de Jeffrey Dean e Sanjay Ghemawat sobre o modelo<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text:span text:style-name="T1">(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ObRU7aX4cQ"/>⁠, <text:s/>outras implementações do MapReduce foram surgindo. </text:p>
      <text:p text:style-name="Parágrafo_20_1">A mais difundida delas é o Hadoop, que foi desenvolvido em 2004 por Doug Cutting e recebeu apoio de empresas como Yahoo!, e também <text:s/>da comunidade acadêmica. Desde janeiro de 2008 o Hadoop é mantido pela Apache Software Foudation. Outro importante projeto mantido pela Apache é o Hbase que é um banco de dados não relacional distribuído, baseado no Hadoop<text:reference-mark-start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span text:style-name="T1">(Taylor 2010)</text:span><text:reference-mark-end text:name="ADDIN CSL_CITATION {&quot;mendeley&quot;: {&quot;previouslyFormattedCitation&quot;: &quot;(Taylor 2010)&quot;}, &quot;citationItems&quot;: [{&quot;uris&quot;: [&quot;http://www.mendeley.com/documents/?uuid=6a0f84ff-b102-49a5-b83b-8cbbe649ebea&quot;], &quot;id&quot;: &quot;ITEM-1&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1&quot;}}], &quot;properties&quot;: {&quot;noteIndex&quot;: 0}, &quot;schema&quot;: &quot;https://github.com/citation-style-language/schema/raw/master/csl-citation.json&quot;} RNDlnEERI2Tyx"/>⁠.</text:p>
      <text:p text:style-name="Parágrafo_20_1"/>
      <text:h text:style-name="P12" text:outline-level="1"/>
      <text:h text:style-name="P15" text:outline-level="1">JUSTIFICATIVA</text:h>
      <text:p text:style-name="Parágrafo_20_1">Este trabalho visa estudar a implementação de forma distribuída do conjunto Hadoop/Hbase para análise estatística de dados coletados do Twitter. Assim busca-se facilitar futuras pesquisas que necessitem utilizar essa mesma arquitetura para processamento de dados.</text:p>
      <text:p text:style-name="Parágrafo_20_1"/>
      <text:h text:style-name="P15" text:outline-level="1">APRESENTAÇÃO E DELIMITAÇÃO DO OBJETO DE PESQUISA</text:h>
      <text:p text:style-name="Parágrafo_20_1">O objeto de pesquisa desse trabalho é o uso do Hadoop e do Hbase para analise de dados provenientes do Twitter. Serão analisados dados relacionados às Olimpíadas de Londres 2012.</text:p>
      <text:p text:style-name="Parágrafo_20_1">Área de pesquisa: Bancos de dados</text:p>
      <text:p text:style-name="Parágrafo_20_1">Subárea de pesquisa: Bancos de dados não relacionais.</text:p>
      <text:p text:style-name="P7"/>
      <text:h text:style-name="P13" text:outline-level="1">DEFINIÇÃO DO PROBLEMA DE PESQUISA</text:h>
      <text:p text:style-name="Parágrafo_20_1">Como implementar de forma distribuída o conjunto Hadoop/Hbase para análise estatística de dados coletados do Twitter.</text:p>
      <text:h text:style-name="P15" text:outline-level="1">OBJETIVO GERAL</text:h>
      <text:p text:style-name="Parágrafo_20_1">Propor uma arquitetura para lidar com aplicações que utilizem Big Data (aquisição, processamento, análise e visualização dos dados). Os dados serão provenientes dos comentários feitos no Twitter a respeito das olimpíadas de Londres, e serão coletados utilizando a API disponibilizada pelo serviço de micro blogs</text:p>
      <text:p text:style-name="Parágrafo_20_1"/>
      <text:h text:style-name="P15" text:outline-level="1">OBJETIVOS ESPECÍFICOS</text:h>
      <text:list xml:id="list1482258446" text:style-name="L1">
        <text:list-item>
          <text:p text:style-name="P23">Estudar a implantação e configuração do Hadoop e do Hbase.</text:p>
        </text:list-item>
        <text:list-item>
          <text:p text:style-name="P23">Utilizar a API do Twitter para criar um sistema de coleta de dados.</text:p>
        </text:list-item>
        <text:list-item>
          <text:p text:style-name="P23">Implementar uma infraestrutura distribuída para armazenar os dados coletados.</text:p>
        </text:list-item>
        <text:list-item>
          <text:p text:style-name="P23">Processamento e análise estatística dos dados obtidos.</text:p>
        </text:list-item>
      </text:list>
      <text:h text:style-name="P15" text:outline-level="1">METODOLOGIA</text:h>
      <text:p text:style-name="Heading_20_2">8.1 MapReduce, Hadoop e Hbase</text:p>
      <text:p text:style-name="Parágrafo_20_1">MapReduce é um modelo desenvolvido pela Google para processamento distribuído de grandes quantidades de dados. Ele permite que todo o trabalho seja feito a partir de duas funções básicas definidas pelo usuário (<text:span text:style-name="T4">map </text:span><text:span text:style-name="T6">e</text:span><text:span text:style-name="T4"> reduce</text:span><text:span text:style-name="T6">), e se encarrega de abstrair toda parte de paralelização, balanceamento de carga e tolerância a falhas</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eGY7fge9Mk"/><text:span text:style-name="T6">⁠.</text:span></text:p>
      <text:p text:style-name="P8">Map <text:span text:style-name="T6">é responsável por gerar uma serie intermediária de pares chave/valor a partir de uma entrada. </text:span>Reduce <text:span text:style-name="T6">é responsável por juntar todos os valores intermediários associados a uma mesma chave intermediaria gerando a solução final</text:span><text:reference-mark-start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2">(Dean &amp; Ghemawat 2004)</text:span><text:reference-mark-end text:name="ADDIN CSL_CITATION {&quot;mendeley&quot;: {&quot;previouslyFormattedCitation&quot;: &quot;(Dean &amp; Ghemawat 2004)&quot;}, &quot;citationItems&quot;: [{&quot;uris&quot;: [&quot;http://www.mendeley.com/documents/?uuid=726c67b1-033e-467e-bf68-1a3830e2d638&quot;], &quot;id&quot;: &quot;ITEM-1&quot;, &quot;itemData&quot;: {&quot;author&quot;: [{&quot;given&quot;: &quot;Jeffrey&quot;, &quot;family&quot;: &quot;Dean&quot;}, {&quot;given&quot;: &quot;Sanjay&quot;, &quot;family&quot;: &quot;Ghemawat&quot;}], &quot;issued&quot;: {&quot;date-parts&quot;: [[&quot;2004&quot;]]}, &quot;abstract&quot;: &quot;MapReduce is a programming model and an associ- ated implementation for processing and generating large data sets. Users specify a map function that processes a key/value pair to generate a set of intermediate key/value pairs, and a reduce function that merges all intermediate values associated with the same intermediate key. Many real world tasks are expressible in this model, as shown in the paper. Programs written in this functional style are automati- cally parallelized and executed on a large cluster of com- modity machines. The run-time system takes care of the details of partitioning the input data, scheduling the pro- gram\u2019s execution across a set of machines, handling ma- chine failures, and managing the required inter-machine communication. This allows programmers without any experience with parallel and distributed systems to eas- ily utilize the resources of a large distributed system. Our implementation of MapReduce runs on a large cluster of commodity machines and is highly scalable: a typical MapReduce computation processes many ter- abytes of data on thousands of machines. Programmers find the system easy to use: hundreds of MapReduce pro- grams have been implemented and upwards of one thou- sand MapReduce jobs are executed on Google\u2019s clusters every day.&quot;, &quot;title&quot;: &quot;MapReduce: Simplified data processing on large clusters&quot;, &quot;page&quot;: &quot;137-149&quot;, &quot;container-title&quot;: &quot;OSDI \u201904: 6th Symposium on Operating Systems Design and Implementation&quot;, &quot;type&quot;: &quot;article-magazine&quot;, &quot;id&quot;: &quot;ITEM-1&quot;}}], &quot;properties&quot;: {&quot;noteIndex&quot;: 0}, &quot;schema&quot;: &quot;https://github.com/citation-style-language/schema/raw/master/csl-citation.json&quot;} RND8kLZFT9nYm"/><text:span text:style-name="T6">⁠.</text:span></text:p>
      <text:p text:style-name="P8"><text:span text:style-name="T6">A implementação desse modelo criada pela Google é proprietária, e seu código não está disponível ao público. Porém, existem implementações </text:span>opensource<text:span text:style-name="T6"> do MapReduce, a mais popular delas é o Hadoop, um projeto mantido pela Apache Software Foudation</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DJZRX1kaUi"/><text:span text:style-name="T6">⁠. </text:span></text:p>
      <text:p text:style-name="P8"><text:span text:style-name="T6">Tanto MapReduce quanto Hadoop são compostos por duas camadas: uma de armazenamento de dados e uma de processamento de dados. No MapReduce, a camada de armazenamento se chama GFS (Google File System) e no Hadoop HDFS (Hadoop Distributed File System)</text:span><text:reference-mark-start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2">(Lee et al. 2011)</text:span><text:reference-mark-end text:name="ADDIN CSL_CITATION {&quot;mendeley&quot;: {&quot;previouslyFormattedCitation&quot;: &quot;(Lee et al. 2011)&quot;}, &quot;citationItems&quot;: [{&quot;uris&quot;: [&quot;http://www.mendeley.com/documents/?uuid=43f6de39-8666-4633-9ccd-a7b649164092&quot;], &quot;id&quot;: &quot;ITEM-1&quot;, &quot;itemData&quot;: {&quot;publisher&quot;: &quot;ACM&quot;, &quot;type&quot;: &quot;article-journal&quot;, &quot;author&quot;: [{&quot;given&quot;: &quot;Kyong-ha&quot;, &quot;family&quot;: &quot;Lee&quot;}, {&quot;given&quot;: &quot;Yoon-joon&quot;, &quot;family&quot;: &quot;Lee&quot;}, {&quot;given&quot;: &quot;Hyunsik&quot;, &quot;family&quot;: &quot;Choi&quot;}, {&quot;given&quot;: &quot;Yon Dohn&quot;, &quot;family&quot;: &quot;Chung&quot;}, {&quot;given&quot;: &quot;Bongki&quot;, &quot;family&quot;: &quot;Moon&quot;}], &quot;issued&quot;: {&quot;date-parts&quot;: [[&quot;2011&quot;]]}, &quot;abstract&quot;: &quot;Aprominent parallel data processing tool MapReduce is gain- ing significant momentum from both industry and academia as the volume of data to analyze grows rapidly. While MapRe- duce is used in many areas where massive data analysis is re- quired, there are still debates on its performance, efficiency per node, and simple abstraction. This survey intends to assist the database and open source communities in under- standing various technical aspects of the MapReduce frame- work. In this survey, we characterize the MapReduce frame- work and discuss its inherent pros and cons. We then intro- duce its optimization strategies reported in the recent litera- ture. We also discuss the open issues and challenges raised on parallel data analysis with MapReduce.&quot;, &quot;title&quot;: &quot;Parallel Data Processing with MapReduce : A Surveytri&quot;, &quot;page&quot;: &quot;11-20&quot;, &quot;volume&quot;: &quot;40&quot;, &quot;container-title&quot;: &quot;Architecture&quot;, &quot;issue&quot;: &quot;4&quot;, &quot;id&quot;: &quot;ITEM-1&quot;}}], &quot;properties&quot;: {&quot;noteIndex&quot;: 0}, &quot;schema&quot;: &quot;https://github.com/citation-style-language/schema/raw/master/csl-citation.json&quot;} RNDX9y5Gdmvn8"/><text:span text:style-name="T6">⁠.</text:span></text:p>
      <text:p text:style-name="Parágrafo_20_1"><text:span text:style-name="T6">Baseado no projeto Hadoop, foi criado o SGBD não relacional Hbase, classificado como um banco de dados orientado a família de colunas</text:span><text:reference-mark-start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2">(De Diana &amp; Gerosa 2010; Taylor 2010)</text:span><text:reference-mark-end text:name="ADDIN CSL_CITATION {&quot;mendeley&quot;: {&quot;previouslyFormattedCitation&quot;: &quot;(De Diana &amp; Gerosa 2010; Taylor 2010)&quot;}, &quot;citationItems&quot;: [{&quot;uris&quot;: [&quot;http://www.mendeley.com/documents/?uuid=a118ca6a-0006-4a8e-897c-a170f2d6b83e&quot;], &quot;id&quot;: &quot;ITEM-1&quot;, &quot;itemData&quot;: {&quot;title&quot;: &quot;NoSQL na Web 2.0: Um Estudo Comparativo de Bancos N\u00e3o-Relacionais para Armazenamento de Dados na Web 2.0&quot;, &quot;issued&quot;: {&quot;date-parts&quot;: [[&quot;2010&quot;]]}, &quot;author&quot;: [{&quot;given&quot;: &quot;Mauricio&quot;, &quot;family&quot;: &quot;De Diana&quot;}, {&quot;given&quot;: &quot;Marco Aur\u00e9lio&quot;, &quot;family&quot;: &quot;Gerosa&quot;}], &quot;container-title&quot;: &quot;Workshop de Teses e Disserta\u00e7\u00f5es de Bancos de Dados do Simp\u00f3sio Brasileiro de Bancos de Dados WTDBD2010&quot;, &quot;type&quot;: &quot;paper-conference&quot;, &quot;id&quot;: &quot;ITEM-1&quot;}}, {&quot;uris&quot;: [&quot;http://www.mendeley.com/documents/?uuid=6a0f84ff-b102-49a5-b83b-8cbbe649ebea&quot;], &quot;id&quot;: &quot;ITEM-2&quot;, &quot;itemData&quot;: {&quot;publisher&quot;: &quot;BioMed Central&quot;, &quot;type&quot;: &quot;article-journal&quot;, &quot;author&quot;: [{&quot;given&quot;: &quot;Ronald C&quot;, &quot;family&quot;: &quot;Taylor&quot;}], &quot;issued&quot;: {&quot;date-parts&quot;: [[&quot;2010&quot;]]}, &quot;abstract&quot;: &quot;Background: Bioinformatics researchers are now confronted with analysis of ultra large-scale data sets, a problem that will only increase at an alarming rate in coming years. Recent developments in open source software, that is, the Hadoop project and associated software, provide a foundation for scaling to petabyte scale data warehouses on Linux clusters, providing fault-tolerant parallelized analysis on such data using a programming style named MapReduce. Description: An overview is given of the current usage within the bioinformatics community of Hadoop, a top-level Apache Software Foundation project, and of associated open source software projects. The concepts behind Hadoop and the associated HBase project are defined, and current bioinformatics software that employ Hadoop is described. The focus is on next-generation sequencing, as the leading application area to date. Conclusions: Hadoop and the MapReduce programming paradigm already have a substantial base in the bioinformatics community, especially in the field of next-generation sequencing analysis, and such use is increasing. This is due to the cost-effectiveness of Hadoop-based analysis on commodity Linux clusters, and in the cloud via data upload to cloud vendors who have implemented Hadoop/HBase; and due to the effectiveness and ease-of-use of the MapReduce method in parallelization of many data analysis algorithms.&quot;, &quot;title&quot;: &quot;An overview of the Hadoop/MapReduce/HBase framework and its current applications in bioinformatics&quot;, &quot;page&quot;: &quot;S1&quot;, &quot;volume&quot;: &quot;11&quot;, &quot;container-title&quot;: &quot;BMC Bioinformatics&quot;, &quot;issue&quot;: &quot;Suppl 12&quot;, &quot;id&quot;: &quot;ITEM-2&quot;}}], &quot;properties&quot;: {&quot;noteIndex&quot;: 0}, &quot;schema&quot;: &quot;https://github.com/citation-style-language/schema/raw/master/csl-citation.json&quot;} RNDgwt2V8Vfw3"/><text:span text:style-name="T6">⁠. Hbase também é mantido pela Apache</text:span><text:reference-mark-start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2">(White 2010)</text:span><text:reference-mark-end text:name="ADDIN CSL_CITATION {&quot;mendeley&quot;: {&quot;previouslyFormattedCitation&quot;: &quot;(White 2010)&quot;}, &quot;citationItems&quot;: [{&quot;uris&quot;: [&quot;http://www.mendeley.com/documents/?uuid=b46b30f3-c726-4af3-8f4e-ccc577c9b16c&quot;], &quot;id&quot;: &quot;ITEM-1&quot;, &quot;itemData&quot;: {&quot;ISBN&quot;: &quot;9781449389734&quot;, &quot;title&quot;: &quot;Hadoop: The definitive guide&quot;, &quot;issued&quot;: {&quot;date-parts&quot;: [[&quot;2010&quot;]]}, &quot;author&quot;: [{&quot;given&quot;: &quot;Tom&quot;, &quot;family&quot;: &quot;White&quot;}], &quot;edition&quot;: &quot;2nd Editio&quot;, &quot;type&quot;: &quot;book&quot;, &quot;id&quot;: &quot;ITEM-1&quot;}}], &quot;properties&quot;: {&quot;noteIndex&quot;: 0}, &quot;schema&quot;: &quot;https://github.com/citation-style-language/schema/raw/master/csl-citation.json&quot;} RNDR9N1bu2LUW"/><text:span text:style-name="T6">⁠. </text:span></text:p>
      <text:p text:style-name="Heading_20_2">8.2 Instalação e configuração do ambiente para coleta e análise dos dados</text:p>
      <text:p text:style-name="Parágrafo_20_1">Uma das maiores vantagens do modelo MapReduce é sua escalabilidade, que permite que várias máquinas trabalhem em conjunto em uma mesma tarefa, dividindo essa tarefa em partes menores. Isso permite que seja usado hardware de baixo custo em <text:soft-page-break/>operações antes possíveis apenas com máquinas robustas e com custo elevado. De acordo com Jeffrey Dean, cada cluster dos data centers do Google é composto por aproximadamente 1800 maquinas, cada uma com dois processadores Intel Xeon de 2GHz, 4GB de memória RAM, e dois discos IDE de 160GB<text:reference-mark-start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text:span text:style-name="T1">(Dean &amp; Ghemawat 2008)</text:span><text:reference-mark-end text:name="ADDIN CSL_CITATION {&quot;mendeley&quot;: {&quot;previouslyFormattedCitation&quot;: &quot;(Dean &amp; Ghemawat 2008b)&quot;}, &quot;citationItems&quot;: [{&quot;uris&quot;: [&quot;http://www.mendeley.com/documents/?uuid=93e64e7d-42bb-4086-98c8-d3d5039b69cd&quot;], &quot;id&quot;: &quot;ITEM-1&quot;, &quot;itemData&quot;: {&quot;DOI&quot;: &quot;10.1145/1327452.1327492&quot;, &quot;type&quot;: &quot;article-journal&quot;, &quot;author&quot;: [{&quot;given&quot;: &quot;Jeffrey&quot;, &quot;family&quot;: &quot;Dean&quot;}, {&quot;given&quot;: &quot;Sanjay&quot;, &quot;family&quot;: &quot;Ghemawat&quot;}], &quot;issued&quot;: {&quot;date-parts&quot;: [[&quot;2008&quot;, &quot;1&quot;, &quot;1&quot;]]}, &quot;title&quot;: &quot;MapReduce&quot;, &quot;page&quot;: &quot;107&quot;, &quot;volume&quot;: &quot;51&quot;, &quot;container-title&quot;: &quot;Communications of the ACM&quot;, &quot;issue&quot;: &quot;1&quot;, &quot;id&quot;: &quot;ITEM-1&quot;}}], &quot;properties&quot;: {&quot;noteIndex&quot;: 0}, &quot;schema&quot;: &quot;https://github.com/citation-style-language/schema/raw/master/csl-citation.json&quot;} RND31f27wftsT"/>⁠. Esses dados demonstram que não é necessário usar hardware com alto poder de processamento, pois o MapReduce se encarrega de dividir a tarefa em partes menores, cada uma processada em uma máquina diferente.</text:p>
      <text:p text:style-name="Parágrafo_20_1">Nesse trabalho, pretende-se criar uma infraestrutura reduzida, com aproximadamente 10 máquinas, onde serão armazenados e processados os dados coletados do Twitter, <text:s/>relativos às olimpíadas de Londres 2012. Em cada maquina será instalada uma instância do Hadoop e do Hbase, possibilitando o processamento distribuído dos dados.</text:p>
      <text:p text:style-name="Heading_20_2">8.3 Coleta de dados do twitter</text:p>
      <text:p text:style-name="Parágrafo_20_1">O Twitter, serviço de micro blogs lançado em 2006, é o mais utilizado da atualidade<text:reference-mark-start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Zago 2009)<text:reference-mark-end text:name="ADDIN CSL_CITATION {&quot;mendeley&quot;: {&quot;previouslyFormattedCitation&quot;: &quot;(Zago 2009)&quot;}, &quot;citationItems&quot;: [{&quot;uris&quot;: [&quot;http://www.mendeley.com/documents/?uuid=cbb6fed7-71d2-4237-84d1-ac96c4c805a5&quot;], &quot;id&quot;: &quot;ITEM-1&quot;, &quot;itemData&quot;: {&quot;type&quot;: &quot;article-journal&quot;, &quot;author&quot;: [{&quot;given&quot;: &quot;GS&quot;, &quot;family&quot;: &quot;Zago&quot;}], &quot;issued&quot;: {&quot;date-parts&quot;: [[&quot;2009&quot;]]}, &quot;title&quot;: &quot;O Twitter como suporte para produ\u00e7\u00e3o e difus\u00e3o de conte\u00fados jornal\u00edsticos&quot;, &quot;page&quot;: &quot;1-16&quot;, &quot;container-title&quot;: &quot;Ciberlegenda&quot;, &quot;issue&quot;: &quot;6&quot;, &quot;id&quot;: &quot;ITEM-1&quot;}}], &quot;properties&quot;: {&quot;noteIndex&quot;: 0}, &quot;schema&quot;: &quot;https://github.com/citation-style-language/schema/raw/master/csl-citation.json&quot;} RND2ZPvbv47a0"/><text:span text:style-name="T1">⁠</text:span>. O serviço é usado para os mais variados fins, como por exemplo falar dos acontecimentos rotineiros ou sobre o que as pessoas estão fazendo, diálogos e comentários, compartilhamento de informações(geralmente via links externos), divulgação de notícias, entre outros<text:reference-mark-start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span text:style-name="T1">(Java et al. 2007)</text:span><text:reference-mark-end text:name="ADDIN CSL_CITATION {&quot;mendeley&quot;: {&quot;previouslyFormattedCitation&quot;: &quot;(Java et al. 2007)&quot;}, &quot;citationItems&quot;: [{&quot;uris&quot;: [&quot;http://www.mendeley.com/documents/?uuid=9d2da8c6-2d98-46dc-a011-6f43a9d4b86d&quot;], &quot;id&quot;: &quot;ITEM-1&quot;, &quot;itemData&quot;: {&quot;ISBN&quot;: &quot;1595934448&quot;, &quot;title&quot;: &quot;Why we twitter: understanding microblogging usage and communities&quot;, &quot;issued&quot;: {&quot;date-parts&quot;: [[&quot;2007&quot;]]}, &quot;author&quot;: [{&quot;given&quot;: &quot;Akshay&quot;, &quot;family&quot;: &quot;Java&quot;}, {&quot;given&quot;: &quot;Xiaodan&quot;, &quot;family&quot;: &quot;Song&quot;}, {&quot;given&quot;: &quot;Tim&quot;, &quot;family&quot;: &quot;Finin&quot;}], &quot;container-title&quot;: &quot;Proceedings of the 9th WebKDD and&quot;, &quot;type&quot;: &quot;article-journal&quot;, &quot;id&quot;: &quot;ITEM-1&quot;}}], &quot;properties&quot;: {&quot;noteIndex&quot;: 0}, &quot;schema&quot;: &quot;https://github.com/citation-style-language/schema/raw/master/csl-citation.json&quot;} RNDB1AY2lS56w"/>⁠.</text:p>
      <text:p text:style-name="Parágrafo_20_1"><text:s/>O Twitter disponibiliza uma API (dev.twitter.com) para que outros aplicativos possam gerenciar as contas dos usuários, e fornece nessa API todas as funcionalidades existentes na sua interface Web (<text:span text:style-name="T7">www.twitter.com</text:span>). Uma das funcionalidades da API é um mecanismo de pesquisa, onde se pode procurar em tempo real, postagens contenham os termos indicados em uma busca <text:reference-mark-start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text:span text:style-name="T1">(Twitter Inc. 2012)</text:span><text:reference-mark-end text:name="ADDIN CSL_CITATION {&quot;mendeley&quot;: {&quot;previouslyFormattedCitation&quot;: &quot;(Twitter n.d.)&quot;}, &quot;citationItems&quot;: [{&quot;uris&quot;: [&quot;http://www.mendeley.com/documents/?uuid=6a6be173-ff92-475a-97c7-8402d9bdddd4&quot;], &quot;id&quot;: &quot;ITEM-1&quot;, &quot;itemData&quot;: {&quot;title&quot;: &quot;Documenta\u00e7\u00e3o API Twitter&quot;, &quot;URL&quot;: &quot;dev.twitter.com&quot;, &quot;issued&quot;: {&quot;date-parts&quot;: [[&quot;0&quot;]]}, &quot;author&quot;: [{&quot;given&quot;: &quot;&quot;, &quot;family&quot;: &quot;Twitter&quot;}], &quot;accessed&quot;: {&quot;date-parts&quot;: [[&quot;2012&quot;, &quot;4&quot;, &quot;18&quot;]]}, &quot;type&quot;: &quot;webpage&quot;, &quot;id&quot;: &quot;ITEM-1&quot;}}], &quot;properties&quot;: {&quot;noteIndex&quot;: 0}, &quot;schema&quot;: &quot;https://github.com/citation-style-language/schema/raw/master/csl-citation.json&quot;} RNDbAyHC5Esy7"/>⁠. </text:p>
      <text:p text:style-name="Parágrafo_20_1">Através desse mecanismo de pesquisa, serão recuperadas as postagens referentes às olimpíadas de Londres 2012, procurando por termos como: “olimpíadas”, “olímpicos”, “Londres 2012” entre outros. Fazendo as mesmas pesquisas repetidamente, em intervalos de tempo controlados, é possível recuperar a maioria das postagens relacionadas aos termos pesquisados.</text:p>
      <text:p text:style-name="Heading_20_2"><text:soft-page-break/>8.4 Analise estatística dos dados</text:p>
      <text:p text:style-name="Parágrafo_20_1">A partir dos dados coletados, será possível realizar diversos tipos de análises distintas, como: períodos em que mais se comentou sobre os termos pesquisados, usuários que tiveram publicações com maior relevância e popularidade, assuntos mais comentados, entre outras muitas possibilidades de análise.</text:p>
      <text:p text:style-name="Parágrafo_20_1">No aspecto do desempenho da estrutura montada para coleta e análise, serão obtidos dados como: quantidade de dados analisados por unidade de tempo, aumento do desempenho com o aumento do numero de maquinas envolvidas, entre outros.</text:p>
      <text:h text:style-name="P15" text:outline-level="1">ÍNDICE HIPOTÉTICO</text:h>
      <text:list xml:id="list667427178" text:style-name="L3">
        <text:list-item>
          <text:p text:style-name="P24">Introdução</text:p>
        </text:list-item>
        <text:list-item>
          <text:p text:style-name="P24">Referencial teórico</text:p>
          <text:list>
            <text:list-item>
              <text:p text:style-name="P24">Big data</text:p>
              <text:list>
                <text:list-item>
                  <text:p text:style-name="P24">Web 2.0</text:p>
                </text:list-item>
                <text:list-item>
                  <text:p text:style-name="P24">Bancos de dados relacionais e não relacionais</text:p>
                  <text:list>
                    <text:list-item>
                      <text:p text:style-name="P24">Bancos de dados relacionais</text:p>
                    </text:list-item>
                    <text:list-item>
                      <text:p text:style-name="P24">NoSQL</text:p>
                    </text:list-item>
                    <text:list-item>
                      <text:p text:style-name="P24">Relacional X NoSQL</text:p>
                    </text:list-item>
                  </text:list>
                </text:list-item>
                <text:list-item>
                  <text:p text:style-name="P24">Análise de dados em Big Data</text:p>
                  <text:list>
                    <text:list-item>
                      <text:p text:style-name="P24">Ferramentas de análise</text:p>
                    </text:list-item>
                  </text:list>
                </text:list-item>
              </text:list>
            </text:list-item>
            <text:list-item>
              <text:p text:style-name="P24">Coleta/aquisição de Big Data</text:p>
              <text:list>
                <text:list-item>
                  <text:p text:style-name="P24">Twitter</text:p>
                </text:list-item>
                <text:list-item>
                  <text:p text:style-name="P24">API Twitter</text:p>
                </text:list-item>
              </text:list>
            </text:list-item>
            <text:list-item>
              <text:p text:style-name="P24">MapReduce</text:p>
              <text:list>
                <text:list-item>
                  <text:p text:style-name="P24">GFS</text:p>
                </text:list-item>
                <text:list-item>
                  <text:p text:style-name="P24">BigTable</text:p>
                </text:list-item>
              </text:list>
            </text:list-item>
            <text:list-item>
              <text:p text:style-name="P24">Hadoop</text:p>
              <text:list>
                <text:list-item>
                  <text:p text:style-name="P24">HDFS</text:p>
                </text:list-item>
                <text:list-item>
                  <text:p text:style-name="P24">MapReduce no Hadoop</text:p>
                </text:list-item>
                <text:list-item>
                  <text:p text:style-name="P24">Hbase</text:p>
                </text:list-item>
              </text:list>
            </text:list-item>
          </text:list>
        </text:list-item>
        <text:list-item>
          <text:p text:style-name="P24">Metodologia</text:p>
          <text:list>
            <text:list-item>
              <text:p text:style-name="P24">Configuração e instalação Hadoop/Hbase</text:p>
            </text:list-item>
            <text:list-item>
              <text:p text:style-name="P24">Ferramenta para coleta de dados</text:p>
              <text:list>
                <text:list-item>
                  <text:p text:style-name="P24">API Twitter</text:p>
                </text:list-item>
                <text:list-item>
                  <text:p text:style-name="P24">Script de coleta de dados</text:p>
                </text:list-item>
                <text:list-item>
                  <text:p text:style-name="P24">Limitações da API</text:p>
                </text:list-item>
                <text:list-item>
                  <text:p text:style-name="P24">Resolvendo as limitações</text:p>
                </text:list-item>
              </text:list>
            </text:list-item>
            <text:list-item>
              <text:p text:style-name="P24">Análise dos dados</text:p>
            </text:list-item>
          </text:list>
        </text:list-item>
        <text:list-item>
          <text:p text:style-name="P24">Resultados</text:p>
        </text:list-item>
        <text:list-item>
          <text:p text:style-name="P24">Conclusões e trabalhos futuros</text:p>
        </text:list-item>
      </text:list>
      <text:h text:style-name="P15" text:outline-level="1">CRONOGRAMA</text:h>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style-name="Tabela2.1">
          <table:table-cell table:style-name="Tabela2.A1">
            <text:p text:style-name="Table_20_Contents"/>
          </table:table-cell>
          <table:table-cell table:style-name="Tabela2.B1" office:value-type="float" office:value="0">
            <text:p text:style-name="P16">Maio</text:p>
          </table:table-cell>
          <table:table-cell table:style-name="Tabela2.B1" office:value-type="float" office:value="0">
            <text:p text:style-name="P16">Junho</text:p>
          </table:table-cell>
          <table:table-cell table:style-name="Tabela2.B1" office:value-type="float" office:value="0">
            <text:p text:style-name="P16">Julho</text:p>
          </table:table-cell>
          <table:table-cell table:style-name="Tabela2.B1" office:value-type="float" office:value="0">
            <text:p text:style-name="P16">Agosto</text:p>
          </table:table-cell>
          <table:table-cell table:style-name="Tabela2.B1" office:value-type="float" office:value="0">
            <text:p text:style-name="P16">Setembro</text:p>
          </table:table-cell>
          <table:table-cell table:style-name="Tabela2.B1" office:value-type="float" office:value="0">
            <text:p text:style-name="P16">Outubro</text:p>
          </table:table-cell>
          <table:table-cell table:style-name="Tabela2.H1" office:value-type="float" office:value="0">
            <text:p text:style-name="P16">Novembro</text:p>
          </table:table-cell>
        </table:table-row>
        <table:table-row>
          <table:table-cell table:style-name="Tabela2.B1" office:value-type="float" office:value="0">
            <text:p text:style-name="P22">Pesquisa bibliográfica</text:p>
          </table:table-cell>
          <table:table-cell table:style-name="Tabela2.B2" office:value-type="string">
            <text:p text:style-name="P19">*</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H2" office:value-type="string">
            <text:p text:style-name="P18">*</text:p>
          </table:table-cell>
        </table:table-row>
        <table:table-row>
          <table:table-cell table:style-name="Tabela2.B1" office:value-type="float" office:value="0">
            <text:p text:style-name="P21">Implementação e teste do script de coleta de dados</text:p>
          </table:table-cell>
          <table:table-cell table:style-name="Tabela2.B2" office:value-type="string">
            <text:p text:style-name="P18">*</text:p>
          </table:table-cell>
          <table:table-cell table:style-name="Tabela2.B2" office:value-type="string">
            <text:p text:style-name="P18">*</text:p>
          </table:table-cell>
          <table:table-cell table:style-name="Tabela2.D3">
            <text:p text:style-name="P18"/>
          </table:table-cell>
          <table:table-cell table:style-name="Tabela2.D3">
            <text:p text:style-name="P18"/>
          </table:table-cell>
          <table:table-cell table:style-name="Tabela2.D3">
            <text:p text:style-name="P18"/>
          </table:table-cell>
          <table:table-cell table:style-name="Tabela2.D3">
            <text:p text:style-name="P18"/>
          </table:table-cell>
          <table:table-cell table:style-name="Tabela2.H3">
            <text:p text:style-name="P18"/>
          </table:table-cell>
        </table:table-row>
        <table:table-row>
          <table:table-cell table:style-name="Tabela2.B1" office:value-type="float" office:value="0">
            <text:p text:style-name="P21">Instalação e configuração do ambiente de coleta e análise dos dados</text:p>
          </table:table-cell>
          <table:table-cell table:style-name="Tabela2.D3">
            <text:p text:style-name="P18"/>
          </table:table-cell>
          <table:table-cell table:style-name="Tabela2.B2" office:value-type="string">
            <text:p text:style-name="P18">*</text:p>
          </table:table-cell>
          <table:table-cell table:style-name="Tabela2.D3">
            <text:p text:style-name="P18"/>
          </table:table-cell>
          <table:table-cell table:style-name="Tabela2.D3">
            <text:p text:style-name="P18"/>
          </table:table-cell>
          <table:table-cell table:style-name="Tabela2.D3">
            <text:p text:style-name="P18"/>
          </table:table-cell>
          <table:table-cell table:style-name="Tabela2.D3">
            <text:p text:style-name="P18"/>
          </table:table-cell>
          <table:table-cell table:style-name="Tabela2.H3">
            <text:p text:style-name="P18"/>
          </table:table-cell>
        </table:table-row>
        <table:table-row>
          <table:table-cell table:style-name="Tabela2.B1" office:value-type="float" office:value="0">
            <text:p text:style-name="P20">Coleta de dados</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D3">
            <text:p text:style-name="P18"/>
          </table:table-cell>
          <table:table-cell table:style-name="Tabela2.H3">
            <text:p text:style-name="P18"/>
          </table:table-cell>
        </table:table-row>
        <table:table-row>
          <table:table-cell table:style-name="Tabela2.B1" office:value-type="float" office:value="0">
            <text:p text:style-name="P20">Análise estatística dos dados</text:p>
          </table:table-cell>
          <table:table-cell table:style-name="Tabela2.D3">
            <text:p text:style-name="P18"/>
          </table:table-cell>
          <table:table-cell table:style-name="Tabela2.D3">
            <text:p text:style-name="P18"/>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B2" office:value-type="string">
            <text:p text:style-name="P18">*</text:p>
          </table:table-cell>
          <table:table-cell table:style-name="Tabela2.H3">
            <text:p text:style-name="P18"/>
          </table:table-cell>
        </table:table-row>
        <table:table-row>
          <table:table-cell table:style-name="Tabela2.A7" office:value-type="float" office:value="0">
            <text:p text:style-name="P20">Escrever texto final</text:p>
          </table:table-cell>
          <table:table-cell table:style-name="Tabela2.B7">
            <text:p text:style-name="P18"/>
          </table:table-cell>
          <table:table-cell table:style-name="Tabela2.B7">
            <text:p text:style-name="P18"/>
          </table:table-cell>
          <table:table-cell table:style-name="Tabela2.B7">
            <text:p text:style-name="P18"/>
          </table:table-cell>
          <table:table-cell table:style-name="Tabela2.E7" office:value-type="string">
            <text:p text:style-name="P18">*</text:p>
          </table:table-cell>
          <table:table-cell table:style-name="Tabela2.E7" office:value-type="string">
            <text:p text:style-name="P18">*</text:p>
          </table:table-cell>
          <table:table-cell table:style-name="Tabela2.E7" office:value-type="string">
            <text:p text:style-name="P18">*</text:p>
          </table:table-cell>
          <table:table-cell table:style-name="Tabela2.H7" office:value-type="string">
            <text:p text:style-name="P18">*</text:p>
          </table:table-cell>
        </table:table-row>
      </table:table>
      <text:p text:style-name="Parágrafo_20_1"/>
      <text:h text:style-name="P15" text:outline-level="1">REFERÊNCIAS</text:h>
      <text:section text:style-name="Sect2" text:name="ADDIN Mendeley Bibliography CSL_BIBLIOGRAPHY  RNDVCuNdj9Ci7">
        <text:section text:style-name="Sect2" text:name="ADDIN Mendeley Bibliography CSL_BIBLIOGRAPHY  RNDbuAzXt8kcF">
          <text:p text:style-name="P11">Brito, R.W., 2010. Bancos de Dados NoSQL x SGBDs Relacionais:Análise Comparativa.</text:p>
          <text:p text:style-name="P11">Dean, J. &amp; Ghemawat, S., 2008. MapReduce. <text:span text:style-name="T3">Communications of the ACM</text:span>, 51(1), p.107.</text:p>
          <text:p text:style-name="P11">Dean, J. &amp; Ghemawat, S., 2004. MapReduce: Simplified data processing on large clusters. <text:span text:style-name="T3">OSDI ’04: 6th Symposium on Operating Systems Design and Implementation</text:span>, pp.137-149.</text:p>
          <text:p text:style-name="P11">De Diana, M. &amp; Gerosa, M.A., 2010. NoSQL na Web 2.0: Um Estudo Comparativo de Bancos Não Relacionais para Armazenamento de Dados na Web 2.0. In <text:span text:style-name="T3">Workshop de Teses e Dissertações de Bancos de Dados do Simpósio Brasileiro de Bancos de Dados WTDBD2010</text:span>.</text:p>
          <text:p text:style-name="P11">Java, A., Song, X. &amp; Finin, T., 2007. Why we twitter: understanding microblogging usage and communities. <text:span text:style-name="T3">Proceedings of the 9th WebKDD and</text:span>.</text:p>
          <text:list xml:id="list653800928" text:style-name="L4">
            <text:list-item>
              <text:p text:style-name="P10"><text:span text:style-name="T22">Lee, K.-ha et al., 2011. Parallel Data Processing with MapReduce : A Survey. </text:span><text:span text:style-name="T23">Architecture</text:span><text:span text:style-name="T22">, 40(4), pp.11-20.</text:span></text:p>
            </text:list-item>
          </text:list>
          <text:p text:style-name="P11">Lin, J. &amp; Dyer, C., 2010. Data-Intensive Text Processing with MapReduce G. Hirst, ed. <text:span text:style-name="T3">Synthesis Lectures on Human Language Technologies</text:span>, 3(1), pp.1-177.</text:p>
          <text:p text:style-name="P11">Taylor, R.C., 2010. An overview of the Hadoop/MapReduce/HBase framework and its current applications in bioinformatics. <text:span text:style-name="T3">BMC Bioinformatics</text:span>, 11(Suppl 12), p.S1.</text:p>
          <text:p text:style-name="P11">Twitter Inc., Documentação API Twitter. Available at: http://dev.twitter.com [Accessed April 18, 2012].</text:p>
          <text:p text:style-name="P11">Varley, I., Aziz, A. &amp; Aziz, C., 2009. No Relation: The Mixed Blessings of Non-Relational Databases.</text:p>
          <text:p text:style-name="P11">White, T., 2010. <text:span text:style-name="T3">Hadoop: The definitive guide</text:span> 2nd Edition,</text:p>
          <text:p text:style-name="P11"><text:soft-page-break/>Zago, G., 2009. O Twitter como suporte para produção e difusão de conteúdos jornalísticos. <text:span text:style-name="T3">Ciberlegenda</text:span>, (6), pp.1-16.</text:p>
          <text:p text:style-name="P9"/>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umberland" svg:font-family="Cumberland, 'Courier New'" style:font-family-generic="modern"/>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Arial Unicode MS" svg:font-family="'Arial Unicode M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pt" fo:country="BR"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imes" fo:font-size="12pt" fo:language="pt" fo:country="BR" style:font-name-asian="HG Mincho Light J" style:font-size-asian="12pt" style:font-name-complex="Arial Unicode MS" style:font-size-complex="12pt"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margin-top="0cm" fo:margin-bottom="0cm" fo:line-height="150%" fo:text-align="justify" style:justify-single-word="false" fo:text-indent="0cm" style:auto-text-indent="false"/>
      <style:text-properties fo:font-weight="normal" style:font-weight-asian="normal"/>
    </style:style>
    <style:style style:name="Subtitle" style:family="paragraph" style:parent-style-name="Títul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weight="normal" style:font-weight-asian="normal"/>
    </style:style>
    <style:style style:name="Título1" style:family="paragraph" style:parent-style-name="Standard" style:next-style-name="Parágrafo_20_1">
      <style:paragraph-properties fo:margin-left="0cm" fo:margin-right="0cm" fo:margin-top="0cm" fo:margin-bottom="1.7cm" fo:text-indent="0cm" style:auto-text-indent="false" fo:keep-with-next="always"/>
      <style:text-properties style:font-name="Times"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Título1" style:next-style-name="Parágrafo_20_1" style:default-outline-level="1" style:class="text">
      <style:paragraph-properties fo:margin-left="0.499cm" fo:margin-right="0cm" fo:margin-top="0cm" fo:margin-bottom="1.63cm" fo:line-height="150%" fo:text-align="justify" style:justify-single-word="false" fo:text-indent="-0.499cm" style:auto-text-indent="false" fo:background-color="transparent">
        <style:background-image/>
      </style:paragraph-properties>
      <style:text-properties fo:font-weight="bold" style:font-weight-asian="bold" style:font-size-complex="16pt" style:font-weight-complex="bold"/>
    </style:style>
    <style:style style:name="Heading_20_2" style:display-name="Heading 2" style:family="paragraph" style:parent-style-name="Título1" style:next-style-name="Parágrafo_20_2" style:class="text">
      <style:paragraph-properties fo:margin-left="0cm" fo:margin-right="0cm" fo:margin-top="1.649cm" fo:margin-bottom="0.951cm" fo:line-height="150%"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Título1" style:next-style-name="Text_20_body" style:class="text">
      <style:paragraph-properties fo:margin-left="0cm" fo:margin-right="0cm" fo:margin-top="1.7cm" fo:margin-bottom="0.85cm" fo:line-height="150%" fo:text-indent="0cm" style:auto-text-indent="false"/>
      <style:text-properties fo:font-size="12pt" fo:font-weight="bold" style:font-size-asian="12pt" style:font-weight-asian="bold" style:font-size-complex="14pt" style:font-weight-complex="bold"/>
    </style:style>
    <style:style style:name="Heading_20_4" style:display-name="Heading 4" style:family="paragraph" style:parent-style-name="Título1"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Título1" style:next-style-name="Text_20_body" style:class="text">
      <style:text-properties fo:font-size="12pt" fo:font-weight="bold" style:font-size-asian="12pt" style:font-weight-asian="bold" style:font-size-complex="12pt" style:font-weight-complex="bold"/>
    </style:style>
    <style:style style:name="Heading_20_6" style:display-name="Heading 6"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Título1" style:next-style-name="Text_20_body" style:class="text">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egenda1" style:family="paragraph" style:parent-style-name="Standard">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Legenda1" style:next-style-name="Parágrafo_20_1" style:class="extra">
      <style:paragraph-properties fo:margin-top="0.21cm" fo:margin-bottom="0.85cm" fo:text-align="center" style:justify-single-word="false"/>
      <style:text-properties fo:font-size="12pt" fo:font-style="normal" fo:font-weight="normal" style:font-size-asian="12pt" style:font-style-asian="normal" style:font-weight-asian="normal"/>
    </style:style>
    <style:style style:name="Table" style:family="paragraph" style:parent-style-name="Legenda1" style:next-style-name="Parágrafo_20_1" style:class="extra">
      <style:paragraph-properties fo:margin-top="0.85cm" fo:margin-bottom="0.21cm" fo:text-align="center" style:justify-single-word="false"/>
      <style:text-properties fo:font-size="12pt" fo:font-style="normal" fo:font-weight="normal" style:font-size-asian="12pt" style:font-style-asian="normal" style:font-weight-asian="normal"/>
    </style:style>
    <style:style style:name="Text" style:family="paragraph" style:parent-style-name="Legenda1" style:class="extra"/>
    <style:style style:name="Frame_20_contents" style:display-name="Frame contents" style:family="paragraph" style:parent-style-name="Text_20_body" style:class="extra"/>
    <style:style style:name="Contents_20_Heading" style:display-name="Contents Heading" style:family="paragraph" style:parent-style-name="Título1" style:class="index">
      <style:paragraph-properties fo:margin-left="0cm" fo:margin-right="0cm" fo:margin-top="0cm" fo:margin-bottom="1.7cm" fo:text-indent="0cm" style:auto-text-indent="false" text:number-lines="false" text:line-number="0"/>
      <style:text-properties style:font-name="Times" fo:font-size="14pt"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4.004cm" style:type="right" style:leader-style="dotted" style:leader-text="."/>
        </style:tab-stops>
      </style:paragraph-properties>
    </style:style>
    <style:style style:name="Illustration_20_Index_20_Heading" style:display-name="Illustration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weight="normal" style:font-weight-asian="normal"/>
    </style:style>
    <style:style style:name="Bibliography_20_Heading" style:display-name="Bibliography Heading" style:family="paragraph" style:parent-style-name="Títul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Bibliografia" style:family="paragraph" style:parent-style-name="Text_20_body">
      <style:paragraph-properties fo:margin-top="0cm" fo:margin-bottom="0.85cm"/>
    </style:style>
    <style:style style:name="Parágrafo_20_1" style:display-name="Parágrafo 1" style:family="paragraph" style:parent-style-name="Text_20_body">
      <style:paragraph-properties fo:margin-left="0cm" fo:margin-right="0cm" fo:margin-top="0cm" fo:margin-bottom="0cm" fo:text-indent="1.251cm" style:auto-text-indent="false"/>
    </style:style>
    <style:style style:name="Parágrafo_20_2" style:display-name="Parágrafo 2" style:family="paragraph" style:parent-style-name="Text_20_body">
      <style:paragraph-properties fo:margin-left="0cm" fo:margin-right="0cm" fo:margin-top="0cm" fo:margin-bottom="0cm" fo:text-indent="2.499cm" style:auto-text-indent="false"/>
    </style:style>
    <style:style style:name="Parágrafo_20_3" style:display-name="Parágrafo 3" style:family="paragraph" style:parent-style-name="Text_20_body">
      <style:paragraph-properties fo:margin-left="0cm" fo:margin-right="0cm" fo:margin-top="0cm" fo:margin-bottom="0cm" fo:text-indent="3.75cm" style:auto-text-indent="false"/>
    </style:style>
    <style:style style:name="Ilustração_20_-_20_objeto" style:display-name="Ilustração - objeto" style:family="paragraph" style:parent-style-name="Standard" style:next-style-name="Illustration">
      <style:paragraph-properties fo:margin-top="0.85cm" fo:margin-bottom="0cm" fo:text-align="center" style:justify-single-word="false"/>
      <style:text-properties fo:font-weight="normal" style:font-weight-asian="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left="0cm" fo:margin-right="0cm" fo:text-indent="0.6cm" style:auto-text-indent="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Padrão_7e_LT_7e_Gliederung_20_1" style:display-name="Padrão~LT~Gliederung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Padrão_7e_LT_7e_Gliederung_20_3" style:display-name="Padrão~LT~Gliederung 3" style:family="paragraph" style:parent-style-name="Padrão_7e_LT_7e_Gliederung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Padrão_7e_LT_7e_Gliederung_20_4" style:display-name="Padrão~LT~Gliederung 4" style:family="paragraph" style:parent-style-name="Padrão_7e_LT_7e_Gliederung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Padrão_7e_LT_7e_Gliederung_20_5" style:display-name="Padrão~LT~Gliederung 5" style:family="paragraph" style:parent-style-name="Padrã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left="0.953cm" fo:margin-right="0cm" fo:margin-top="1.279cm" fo:margin-bottom="0cm" style:line-height-at-least="0.353cm"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Objetos_20_do_20_plano_20_de_20_fundo" style:display-name="Objetos do plano de fundo"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ejaVu Sans" fo:font-size="22pt" fo:font-style="normal" fo:text-shadow="none"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Plano_20_de_20_fundo" style:display-name="Plano de fundo" style:family="paragraph">
      <style:paragraph-properties fo:text-align="center" style:justify-single-word="false" style:text-autospace="none"/>
    </style:style>
    <style:style style:name="Nota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left="0.953cm" fo:margin-right="0cm" fo:margin-top="1.279cm" fo:margin-bottom="0cm"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145pt" fo:font-style="normal" fo:text-shadow="none" style:text-underline-style="none" fo:font-weight="normal" style:font-name-asian="DejaVu Sans" style:font-size-asian="145pt" style:font-style-asian="normal" style:font-weight-asian="normal" style:font-name-complex="DejaVu Sans" style:font-size-complex="145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left="2.064cm" fo:margin-right="0cm" fo:margin-top="1.12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127pt" style:font-size-asian="127pt" style:font-size-complex="127pt"/>
    </style:style>
    <style:style style:name="Estrutura_20_de_20_tópicos_20_3" style:display-name="Estrutura de tópicos 3" style:family="paragraph" style:parent-style-name="Estrutura_20_de_20_tópicos_20_2">
      <style:paragraph-properties fo:margin-left="3.175cm" fo:margin-right="0cm" fo:margin-top="0.953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108pt" style:font-size-asian="108pt" style:font-size-complex="108pt"/>
    </style:style>
    <style:style style:name="Estrutura_20_de_20_tópicos_20_4" style:display-name="Estrutura de tópicos 4" style:family="paragraph" style:parent-style-name="Estrutura_20_de_20_tópicos_20_3">
      <style:paragraph-properties fo:margin-left="4.445cm" fo:margin-right="0cm" fo:margin-top="0.794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90pt" style:font-size-asian="90pt" style:font-size-complex="90pt"/>
    </style:style>
    <style:style style:name="Estrutura_20_de_20_tópicos_20_5" style:display-name="Estrutura de tópicos 5" style:family="paragraph" style:parent-style-name="Estrutura_20_de_20_tópicos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 style:family="paragraph" style:parent-style-name="Standard">
      <style:paragraph-properties fo:margin-top="0.42cm" fo:margin-bottom="0.21cm"/>
    </style:style>
    <style:style style:name="WW-Título112" style:family="paragraph" style:parent-style-name="Standard">
      <style:paragraph-properties fo:margin-top="0.42cm" fo:margin-bottom="0.21cm"/>
    </style:style>
    <style:style style:name="WW-Título212" style:family="paragraph" style:parent-style-name="Standard">
      <style:paragraph-properties fo:margin-top="0.42cm" fo:margin-bottom="0.21cm"/>
    </style:style>
    <style:style style:name="WW-Título123456"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WW-Título1234567" style:family="paragraph" style:parent-style-name="Standard">
      <style:paragraph-properties fo:margin-top="0.42cm" fo:margin-bottom="0.21cm"/>
    </style:style>
    <style:style style:name="WW-Título1123" style:family="paragraph" style:parent-style-name="Standard">
      <style:paragraph-properties fo:margin-top="0.42cm" fo:margin-bottom="0.21cm"/>
    </style:style>
    <style:style style:name="WW-Título2123" style:family="paragraph" style:parent-style-name="Standard">
      <style:paragraph-properties fo:margin-top="0.42cm" fo:margin-bottom="0.21cm"/>
    </style:style>
    <style:style style:name="WW-Título12345678"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4617b" style:text-outline="false" style:text-line-through-style="none" style:font-name="DejaVu Sans" fo:font-size="199pt" fo:font-style="normal" fo:text-shadow="none" style:text-underline-style="none" fo:font-weight="normal" style:font-name-asian="DejaVu Sans" style:font-size-asian="199pt" style:font-style-asian="normal" style:font-weight-asian="normal" style:font-name-complex="DejaVu Sans" style:font-size-complex="199pt" style:font-style-complex="normal" style:font-weight-complex="normal" style:text-emphasize="none" style:text-overline-style="none" style:text-overline-color="font-color"/>
    </style:style>
    <style:style style:name="Fonte_20_parág._20_padrão" style:display-name="Fonte parág. padrão"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499cm" fo:text-indent="-0.499cm" fo:margin-left="0.4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suffix=". "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2.499cm" fo:text-indent="-0.75cm" fo:margin-left="2.499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75cm" fo:text-indent="-1.101cm" fo:margin-left="3.75cm"/>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 style:num-format="1" text:display-levels="5">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cm" fo:margin-left="3.5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r_20_1" style:display-name="Converter 1" style:page-layout-name="Mpm2">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acharelado em Ciência da Computação</dc:title>
    <meta:initial-creator>Fabricia</meta:initial-creator>
    <meta:creation-date>2012-05-08T14:31:00</meta:creation-date>
    <dc:creator>Gabriel Diniz</dc:creator>
    <dc:date>2012-05-22T01:10:59</dc:date>
    <meta:print-date>2003-06-14T16:43:00</meta:print-date>
    <meta:editing-cycles>11</meta:editing-cycles>
    <meta:editing-duration>PT587H55M25S</meta:editing-duration>
    <meta:generator>OpenOffice.org/3.2$Linux OpenOffice.org_project/320m12$Build-9483</meta:generator>
    <meta:document-statistic meta:table-count="2" meta:image-count="0" meta:object-count="0" meta:page-count="16" meta:paragraph-count="141" meta:word-count="1726" meta:character-count="11200"/>
    <meta:user-defined meta:name="Informações 1"/>
    <meta:user-defined meta:name="Informações 2"/>
    <meta:user-defined meta:name="Informações 3"/>
    <meta:user-defined meta:name="Informações 4"/>
    <meta:user-defined meta:name="Mendeley Citation Style_1">http://www.zotero.org/styles/harvard1</meta:user-defined>
    <meta:user-defined meta:name="Mendeley Document_1">True</meta:user-defined>
    <meta:user-defined meta:name="Mendeley User Name_1">contato@gabrieldiniz.com@www.mendeley.com</meta:user-defined>
  </office:meta>
</office:document-meta>
</file>